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9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4.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Annalist CSS structure</text:p>
          </table:table-cell>
          <table:table-cell table:style-name="ce1" office:value-type="string" calcext:value-type="string">
            <text:p>Top Margin</text:p>
          </table:table-cell>
          <table:table-cell table:style-name="ce1" office:value-type="string" calcext:value-type="string">
            <text:p>Top padding</text:p>
          </table:table-cell>
          <table:table-cell table:style-name="ce1" office:value-type="string" calcext:value-type="string">
            <text:p>Bottom Margin</text:p>
          </table:table-cell>
          <table:table-cell table:style-name="ce1" office:value-type="string" calcext:value-type="string">
            <text:p>Bottom padding</text:p>
          </table:table-cell>
          <table:table-cell table:style-name="ce1" office:value-type="string" calcext:value-type="string">
            <text:p>Left margin</text:p>
          </table:table-cell>
          <table:table-cell table:style-name="ce1" office:value-type="string" calcext:value-type="string">
            <text:p>Left padding</text:p>
          </table:table-cell>
          <table:table-cell table:style-name="ce1" office:value-type="string" calcext:value-type="string">
            <text:p>Right margin</text:p>
          </table:table-cell>
          <table:table-cell table:style-name="ce1" office:value-type="string" calcext:value-type="string">
            <text:p>right padding</text:p>
          </table:table-cell>
          <table:table-cell table:style-name="ce1" table:number-columns-repeated="1014"/>
        </table:table-row>
        <table:table-row table:style-name="ro2" table:number-rows-repeated="2">
          <table:table-cell table:style-name="ce1"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.ro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4"/>.form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6"/>.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 calcext:value-type="string">
            <text:p>Regular value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<text:s text:c="8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0"/>.row .view-value-row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 .view-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 .view-valu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 calcext:value-type="string">
            <text:p>Simple repeat row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<text:s text:c="8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0"/>.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 .group-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4"/>.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6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8"/>.row .col-he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0"/>.column .col-head .view-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<text:s text:c="8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0"/>.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4"/>.row .select-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6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8"/>.row .view-group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0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2"/>.row .view-value-co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4"/>.column .view-valu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 calcext:value-type="string">
            <text:p>Repeat multfifield ref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<text:s text:c="8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0"/>.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 .group-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4"/>.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6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8"/>.row .view-grouprow .col-he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0"/>.column .col-head .view-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2"/>.row .view-grouprow .col-hea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4"/>.column .col-head .view-labe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<text:s text:c="8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0"/>.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4"/>.row .select-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6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8"/>.row .view-group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0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2"/>.row .view-value-co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4"/>.column .view-valu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6"/>.row .view-group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8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30"/>.row .view-value-co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32"/>.column .view-val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 calcext:value-type="string">
            <text:p>Multifield ref (no repeat)</text:p>
          </table:table-cell>
          <table:table-cell table:number-columns-repeated="102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<text:s text:c="8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0"/>.row .view-value-row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 .view-lab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2"/>.column .view-valu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4"/>.row .view-groupro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6"/>.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18"/>.row .view-value-row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0"/>.column .view-labe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20"/>.column .view-val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0:17:39.701676000</meta:creation-date>
    <dc:date>2015-09-25T11:14:26.569375000</dc:date>
    <meta:editing-duration>PT10M55S</meta:editing-duration>
    <meta:editing-cycles>3</meta:editing-cycles>
    <meta:generator>LibreOffice/5.0.1.2$MacOSX_X86_64 LibreOffice_project/81898c9f5c0d43f3473ba111d7b351050be20261</meta:generator>
    <meta:document-statistic meta:table-count="1" meta:cell-count="526" meta:object-count="0"/>
  </office:meta>
</office:document-meta>
</file>